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0b64b8" officeooo:paragraph-rsid="000b64b8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0bda61" officeooo:paragraph-rsid="000bda6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cb7bb" officeooo:paragraph-rsid="000cb7b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cb7bb" officeooo:paragraph-rsid="000e5a0c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cb7bb" officeooo:paragraph-rsid="000fcc79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1973b" officeooo:paragraph-rsid="0011973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46875" officeooo:paragraph-rsid="0014687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4df69" officeooo:paragraph-rsid="0014df6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5a223" officeooo:paragraph-rsid="0015a223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72b93" officeooo:paragraph-rsid="00172b93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7489b" officeooo:paragraph-rsid="0017489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f0834" officeooo:paragraph-rsid="001f083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268dc" officeooo:paragraph-rsid="002268d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6e1c4" officeooo:paragraph-rsid="0026e1c4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70a55" officeooo:paragraph-rsid="00270a55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8eb40" officeooo:paragraph-rsid="0028eb4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2a7674" officeooo:paragraph-rsid="002a7674" style:font-weight-asian="normal" style:font-weight-complex="normal"/>
    </style:style>
    <style:style style:name="P18" style:family="paragraph" style:parent-style-name="Standard">
      <style:text-properties officeooo:paragraph-rsid="0017489b"/>
    </style:style>
    <style:style style:name="P19" style:family="paragraph" style:parent-style-name="Standard">
      <style:text-properties officeooo:rsid="001c93d6" officeooo:paragraph-rsid="001c93d6"/>
    </style:style>
    <style:style style:name="P20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b1395" officeooo:paragraph-rsid="001b1395" style:font-size-asian="13pt" style:font-size-complex="13pt"/>
    </style:style>
    <style:style style:name="P2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93d6" officeooo:paragraph-rsid="001b1395" style:font-size-asian="13pt" style:font-size-complex="13pt"/>
    </style:style>
    <style:style style:name="P22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93d6" officeooo:paragraph-rsid="001c93d6" style:font-size-asian="13pt" style:font-size-complex="13pt"/>
    </style:style>
    <style:style style:name="P23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1cf8c1" officeooo:paragraph-rsid="001cf8c1" style:font-size-asian="13pt" style:font-size-complex="13pt"/>
    </style:style>
    <style:style style:name="P24" style:family="paragraph" style:parent-style-name="Standard">
      <style:text-properties officeooo:rsid="001cf8c1" officeooo:paragraph-rsid="001d340c"/>
    </style:style>
    <style:style style:name="P25" style:family="paragraph" style:parent-style-name="Standard">
      <style:text-properties officeooo:rsid="001f0834" officeooo:paragraph-rsid="001f0834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2251f" officeooo:paragraph-rsid="0022251f" style:font-weight-asian="bold" style:font-weight-complex="bold"/>
    </style:style>
    <style:style style:name="P2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normal" officeooo:rsid="001d340c" officeooo:paragraph-rsid="001f0834" style:font-size-asian="13pt" style:font-weight-asian="bold" style:font-size-complex="13pt" style:font-weight-complex="bold"/>
    </style:style>
    <style:style style:name="P2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1f0834" officeooo:paragraph-rsid="001f0834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0d3b3" officeooo:paragraph-rsid="0020d3b3" style:font-size-asian="13pt" style:font-weight-asian="normal" style:font-size-complex="13pt" style:font-weight-complex="normal"/>
    </style:style>
    <style:style style:name="P30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1fa2" officeooo:paragraph-rsid="00221fa2" style:font-size-asian="13pt" style:font-weight-asian="normal" style:font-size-complex="13pt" style:font-weight-complex="normal"/>
    </style:style>
    <style:style style:name="P31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251f" officeooo:paragraph-rsid="0022251f" style:font-size-asian="13pt" style:font-weight-asian="normal" style:font-size-complex="13pt" style:font-weight-complex="normal"/>
    </style:style>
    <style:style style:name="P32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2d8ea" officeooo:paragraph-rsid="0022d8ea" style:font-size-asian="13pt" style:font-weight-asian="normal" style:font-size-complex="13pt" style:font-weight-complex="normal"/>
    </style:style>
    <style:style style:name="P33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309e8" officeooo:paragraph-rsid="002309e8" style:font-size-asian="13pt" style:font-weight-asian="normal" style:font-size-complex="13pt" style:font-weight-complex="normal"/>
    </style:style>
    <style:style style:name="P34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55802" officeooo:paragraph-rsid="002268dc" style:font-size-asian="13pt" style:font-weight-asian="normal" style:font-size-complex="13pt" style:font-weight-complex="normal"/>
    </style:style>
    <style:style style:name="P35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6e1c4" officeooo:paragraph-rsid="0026e1c4" style:font-size-asian="13pt" style:font-weight-asian="normal" style:font-size-complex="13pt" style:font-weight-complex="normal"/>
    </style:style>
    <style:style style:name="P36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70a55" officeooo:paragraph-rsid="00270a55" style:font-size-asian="13pt" style:font-weight-asian="normal" style:font-size-complex="13pt" style:font-weight-complex="normal"/>
    </style:style>
    <style:style style:name="P37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8eb40" officeooo:paragraph-rsid="0028eb40" style:font-size-asian="13pt" style:font-weight-asian="normal" style:font-size-complex="13pt" style:font-weight-complex="normal"/>
    </style:style>
    <style:style style:name="P38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a7674" officeooo:paragraph-rsid="002a7674" style:font-size-asian="13pt" style:font-weight-asian="normal" style:font-size-complex="13pt" style:font-weight-complex="normal"/>
    </style:style>
    <style:style style:name="P39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2be894" officeooo:paragraph-rsid="002be894" style:font-size-asian="13pt" style:font-weight-asian="normal" style:font-size-complex="13pt" style:font-weight-complex="normal"/>
    </style:style>
    <style:style style:name="P40" style:family="paragraph" style:parent-style-name="Standard">
      <style:text-properties fo:font-variant="normal" fo:text-transform="none" fo:color="#000000" style:font-name="Times New Roman" fo:font-size="13pt" fo:letter-spacing="normal" fo:font-style="normal" style:text-underline-style="none" fo:font-weight="bold" officeooo:rsid="001f0834" officeooo:paragraph-rsid="001f0834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5a0c" style:font-weight-asian="bold" style:font-weight-complex="bold"/>
    </style:style>
    <style:style style:name="T3" style:family="text">
      <style:text-properties fo:font-weight="bold" officeooo:rsid="000fcc79" style:font-weight-asian="bold" style:font-weight-complex="bold"/>
    </style:style>
    <style:style style:name="T4" style:family="text">
      <style:text-properties fo:font-weight="bold" officeooo:rsid="0012f2d4" style:font-weight-asian="bold" style:font-weight-complex="bold"/>
    </style:style>
    <style:style style:name="T5" style:family="text">
      <style:text-properties fo:font-weight="bold" officeooo:rsid="0015a223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b64b8" style:font-weight-asian="bold" style:font-weight-complex="bold"/>
    </style:style>
    <style:style style:name="T7" style:family="text">
      <style:text-properties officeooo:rsid="000bda61"/>
    </style:style>
    <style:style style:name="T8" style:family="text">
      <style:text-properties officeooo:rsid="000e5a0c"/>
    </style:style>
    <style:style style:name="T9" style:family="text">
      <style:text-properties officeooo:rsid="000fcc79"/>
    </style:style>
    <style:style style:name="T10" style:family="text">
      <style:text-properties officeooo:rsid="00146875"/>
    </style:style>
    <style:style style:name="T11" style:family="text">
      <style:text-properties officeooo:rsid="0014df69"/>
    </style:style>
    <style:style style:name="T12" style:family="text">
      <style:text-properties officeooo:rsid="00172b93"/>
    </style:style>
    <style:style style:name="T13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size-complex="13pt"/>
    </style:style>
    <style:style style:name="T14" style:family="text">
      <style:text-properties fo:font-variant="normal" fo:text-transform="none" fo:color="#000000" style:font-name="Times New Roman" fo:font-size="13pt" fo:letter-spacing="normal" fo:font-style="normal" fo:font-weight="bold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fo:color="#000000" style:font-name="Times New Roman" fo:font-size="13pt" fo:letter-spacing="normal" fo:font-style="normal" fo:font-weight="normal" style:font-size-asian="13pt" style:font-size-complex="13pt"/>
    </style:style>
    <style:style style:name="T16" style:family="text">
      <style:text-properties fo:font-variant="normal" fo:text-transform="none" fo:color="#000000" style:font-name="Times New Roman" fo:font-size="13pt" fo:letter-spacing="normal" fo:font-style="normal" fo:font-weight="normal" officeooo:rsid="001cf8c1" style:font-size-asian="13pt" style:font-size-complex="13pt"/>
    </style:style>
    <style:style style:name="T17" style:family="text">
      <style:text-properties fo:font-variant="normal" fo:text-transform="none" fo:color="#000000" style:font-name="Times New Roman" fo:font-size="13pt" fo:letter-spacing="normal" fo:font-style="normal" fo:font-weight="normal" officeooo:rsid="001d340c" style:font-size-asian="13pt" style:font-size-complex="13pt"/>
    </style:style>
    <style:style style:name="T18" style:family="text">
      <style:text-properties fo:font-variant="normal" fo:text-transform="none" fo:color="#000000" style:font-name="Times New Roman" fo:font-size="13pt" fo:letter-spacing="normal" fo:font-style="normal" style:font-size-asian="13pt" style:font-size-complex="13pt"/>
    </style:style>
    <style:style style:name="T19" style:family="text">
      <style:text-properties fo:font-variant="normal" fo:text-transform="none" fo:color="#000000" style:font-name="Times New Roman" fo:font-size="13pt" fo:letter-spacing="normal" fo:font-style="normal" officeooo:rsid="001f68cd" style:font-size-asian="13pt" style:font-size-complex="13pt"/>
    </style:style>
    <style:style style:name="T20" style:family="text">
      <style:text-properties fo:font-variant="normal" fo:text-transform="none" fo:color="#000000" style:font-name="Times New Roman" fo:font-size="13pt" fo:letter-spacing="normal" fo:font-style="normal" officeooo:rsid="0020d3b3" style:font-size-asian="13pt" style:font-size-complex="13pt"/>
    </style:style>
    <style:style style:name="T21" style:family="text">
      <style:text-properties fo:font-variant="normal" fo:text-transform="none" fo:color="#000000" style:font-name="Times New Roman" fo:font-size="13pt" fo:letter-spacing="normal" fo:font-style="normal" officeooo:rsid="0022d8ea" style:font-size-asian="13pt" style:font-size-complex="13pt"/>
    </style:style>
    <style:style style:name="T22" style:family="text">
      <style:text-properties fo:font-variant="normal" fo:text-transform="none" fo:color="#000000" style:font-name="Times New Roman" fo:font-size="13pt" fo:letter-spacing="normal" fo:font-style="normal" officeooo:rsid="00255802" style:font-size-asian="13pt" style:font-size-complex="13pt"/>
    </style:style>
    <style:style style:name="T23" style:family="text">
      <style:text-properties fo:font-variant="normal" fo:text-transform="none" fo:color="#000000" style:font-name="Times New Roman" fo:font-size="13pt" fo:letter-spacing="normal" fo:font-style="normal" officeooo:rsid="00270a55" style:font-size-asian="13pt" style:font-size-complex="13pt"/>
    </style:style>
    <style:style style:name="T24" style:family="text">
      <style:text-properties fo:font-variant="normal" fo:text-transform="none" fo:color="#000000" style:font-name="Times New Roman" fo:font-size="13pt" fo:letter-spacing="normal" fo:font-style="normal" officeooo:rsid="002a7674" style:font-size-asian="13pt" style:font-size-complex="13pt"/>
    </style:style>
    <style:style style:name="T25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26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officeooo:rsid="0026e1c4" style:font-size-asian="13pt" style:font-weight-asian="bold" style:font-size-complex="13pt" style:font-weight-complex="bold"/>
    </style:style>
    <style:style style:name="T27" style:family="text">
      <style:text-properties fo:font-variant="normal" fo:text-transform="none" fo:color="#000000" style:font-name="Times New Roman" fo:font-size="13pt" fo:letter-spacing="normal" fo:font-style="normal" style:text-underline-style="solid" style:text-underline-width="auto" style:text-underline-color="font-color" fo:font-weight="bold" officeooo:rsid="0027ebf4" style:font-size-asian="13pt" style:font-weight-asian="bold" style:font-size-complex="13pt" style:font-weight-complex="bold"/>
    </style:style>
    <style:style style:name="T28" style:family="text">
      <style:text-properties fo:font-variant="normal" fo:text-transform="none" fo:color="#000000" style:font-name="Times New Roman" fo:font-size="13pt" fo:letter-spacing="normal" fo:font-style="normal" style:text-underline-style="none" fo:font-weight="normal" officeooo:rsid="001d340c" style:font-size-asian="13pt" style:font-weight-asian="bold" style:font-size-complex="13pt" style:font-weight-complex="bold"/>
    </style:style>
    <style:style style:name="T29" style:family="text">
      <style:text-properties fo:font-variant="normal" fo:text-transform="none" fo:color="#000000" style:font-name="Times New Roman" fo:font-size="13pt" fo:letter-spacing="normal" fo:font-style="normal" style:text-underline-style="none" style:font-size-asian="13pt" style:font-size-complex="13pt"/>
    </style:style>
    <style:style style:name="T30" style:family="text">
      <style:text-properties fo:font-variant="normal" fo:text-transform="none" fo:color="#000000" fo:font-size="13pt" fo:letter-spacing="normal" style:font-size-asian="13pt" style:font-size-complex="13pt"/>
    </style:style>
    <style:style style:name="T31" style:family="text">
      <style:text-properties style:text-underline-style="none" fo:font-weight="normal" officeooo:rsid="0017489b" style:font-weight-asian="normal" style:font-weight-complex="normal"/>
    </style:style>
    <style:style style:name="T32" style:family="text">
      <style:text-properties officeooo:rsid="002be8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6">SCCS</text:span></text:p>
      <text:p text:style-name="P1">1.<text:span text:style-name="T7">files in the SCCS direcctory are called s-files and thir names begin with s.filename</text:span></text:p>
      <text:p text:style-name="P2">2.delta is like version i.e.for making new delta we edit the file .</text:p>
      <text:p text:style-name="P2">3.when we use sccs edit quit.c ,in SCCS directory we get s.quit.c and p.quit.c which means that the file is out for editing and pulls the file out.</text:p>
      <text:p text:style-name="P3">4.by default history file resides in SCCS directory</text:p>
      <text:p text:style-name="P3">5.output of create gives name,version number and number of lines</text:p>
      <text:p text:style-name="P3">6.comma file is used as a backup for the <text:span text:style-name="T1">original file</text:span> , if we loss original file </text:p>
      <text:p text:style-name="P4">7. <text:span text:style-name="T8">use </text:span><text:span text:style-name="T2">get </text:span><text:span text:style-name="T8">to make make latest version of your file from s.quit.c</text:span></text:p>
      <text:p text:style-name="P5"><text:span text:style-name="T8">8. </text:span><text:span text:style-name="T2">edit </text:span><text:span text:style-name="T9">check out a writable version</text:span></text:p>
      <text:p text:style-name="P5"><text:span text:style-name="T9">9.</text:span><text:span text:style-name="T3">prt </text:span><text:span text:style-name="T9">display version log including comments</text:span></text:p>
      <text:p text:style-name="P6">10.to dit a source file you have to check it out using sccs edit</text:p>
      <text:p text:style-name="P6">11. having made changes you can check <text:s/>in using delta</text:p>
      <text:p text:style-name="P6">12.find out your pending changes using <text:span text:style-name="T1">diff</text:span><text:span text:style-name="T4">s</text:span> </text:p>
      <text:p text:style-name="P6">13.<text:span text:style-name="T10">sccs unedit backs out pending changes and retrieves rea only of most recent version</text:span></text:p>
      <text:p text:style-name="P7">14.<text:span text:style-name="T11">delget =del+get</text:span></text:p>
      <text:p text:style-name="P8">15.<text:span text:style-name="T5">use of sccs get -k -Gfilename</text:span></text:p>
      <text:p text:style-name="P9">16.<text:span text:style-name="T12">sccs prt quit.c gives information about all the changes</text:span></text:p>
      <text:p text:style-name="P10">17.sccs cdc -r1.x quit.c <text:s text:c="3"/>can add comment to 1.x verion of the file</text:p>
      <text:p text:style-name="P11">18.to check differences between two checked in versions sccs sccsdiff -r1.1 -r1.2 quit.c</text:p>
      <text:p text:style-name="P11">19.to display entire display sccs -m -p quit.c</text:p>
      <text:p text:style-name="P11">20.prs prints all information on the terminal in user format</text:p>
      <text:p text:style-name="P18"><text:span text:style-name="T31"><text:tab/></text:span><text:span text:style-name="T30"> </text:span><text:span text:style-name="T13">I</text:span><text:span text:style-name="T30"> </text:span><text:span text:style-name="T15">is defined as the data keyword replaced by the SID of a specified delta. </text:span></text:p>
      <text:p text:style-name="P18"><text:span text:style-name="T15"><text:tab/> </text:span><text:span text:style-name="T13">:F:</text:span><text:span text:style-name="T15"> is the data keyword for the SCCS filename currently being processe</text:span></text:p>
      <text:p text:style-name="P18"><text:span text:style-name="T15"><text:tab/></text:span><text:span text:style-name="T13">:C:</text:span><text:span text:style-name="T15"> is the comment line associated with a specified delta</text:span></text:p>
      <text:p text:style-name="P18"><text:span text:style-name="T15"><text:tab/> </text:span><text:span text:style-name="T13">prs -e</text:span><text:span text:style-name="T15"> substitutes data keywords for the SID designated by means of </text:span><text:span text:style-name="T13">-r</text:span><text:span text:style-name="T15"> and all deltas <text:tab/>created earlier, while </text:span><text:span text:style-name="T13">prs -l</text:span><text:span text:style-name="T15"> substitutes data keywords for the SID designated by <text:tab/>means of </text:span><text:span text:style-name="T13">-r</text:span><text:span text:style-name="T15"> and all deltas created later.</text:span></text:p>
      <text:p text:style-name="P20">21.fix removes all the ahead versions of the files</text:p>
      <text:p text:style-name="P20">22.rmdel also removes all the traces of the most recent delta but fix is good as it takes the record of the deleted delta whereas rmdel does not</text:p>
      <text:p text:style-name="P20">23.to remove a particular delta sccs edit -x1.3 quit.c</text:p>
      <text:p text:style-name="P21"/>
      <text:p text:style-name="P22">PROBLEM 1 first echo then sccs create then edit then delta</text:p>
      <text:p text:style-name="P22">PROBLEM 2 sccs cdc -r1.3 iitg.txt</text:p>
      <text:p text:style-name="P22">PROBLEM 3 sccs get -m -p iitg.txt|grep ‘^1.4’</text:p>
      <text:p text:style-name="P19"><text:span text:style-name="T15">PROBLEM 4 </text:span><text:span text:style-name="T16">sccs get -m -p iitg.txt and sccs get s.iitg.txt</text:span></text:p>
      <text:p text:style-name="P23">PROBLEM 5 <text:s/>sccs get -c"18/08/18 17:00:00" iitg.txt</text:p>
      <text:p text:style-name="P24"><text:span text:style-name="T15">PROBLEM 6 </text:span><text:span text:style-name="T17">sccs edit -x1.2,1.4 iitg.txt</text:span></text:p>
      <text:p text:style-name="P27"/>
      <text:p text:style-name="P25"><text:span text:style-name="T28"><text:tab/><text:tab/><text:tab/><text:tab/><text:tab/></text:span><text:span text:style-name="T25">Makefile</text:span></text:p>
      <text:p text:style-name="P28">template of makefile <text:s text:c="2"/></text:p>
      <text:p text:style-name="P28"/>
      <text:p text:style-name="P40">target: dependencies</text:p>
      <text:p text:style-name="P40"><text:tab/>action(leave a tab)</text:p>
      <text:p text:style-name="P28">example i have main.cpp,message.cpp and message.h</text:p>
      <text:p text:style-name="P28">makefile will look like</text:p>
      <text:p text:style-name="P28"/>
      <text:p text:style-name="P28">output: main.o message.o</text:p>
      <text:p text:style-name="P28"><text:tab/>g++ main.o message.o -o output</text:p>
      <text:p text:style-name="P12"><text:span text:style-name="T18">main.o: main.cpp </text:span><text:span text:style-name="T19">message.h</text:span></text:p>
      <text:p text:style-name="P28"><text:tab/>g++ -c main.cpp //-c says to only compile and not create executable</text:p>
      <text:p text:style-name="P28"><text:soft-page-break/>message.o: message.cpp message.h</text:p>
      <text:p text:style-name="P28"><text:tab/>g++ -c message.cpp</text:p>
      <text:p text:style-name="P28">clean:</text:p>
      <text:p text:style-name="P28"><text:tab/>rm *.o output</text:p>
      <text:p text:style-name="P28"/>
      <text:p text:style-name="P29">PROBLEM 7 make main.c file</text:p>
      <text:p text:style-name="P12"><text:span text:style-name="T18"><text:tab/><text:tab/></text:span><text:span text:style-name="T20">in makefile file type</text:span></text:p>
      <text:p text:style-name="P29"><text:tab/><text:tab/>output: main.o</text:p>
      <text:p text:style-name="P29"><text:tab/><text:tab/><text:tab/>g++ main.o -o output</text:p>
      <text:p text:style-name="P29"/>
      <text:p text:style-name="P29"><text:tab/><text:tab/>main.o: main.c</text:p>
      <text:p text:style-name="P29"><text:tab/><text:tab/><text:tab/>g++ -c main.c</text:p>
      <text:p text:style-name="P29"><text:tab/></text:p>
      <text:p text:style-name="P29"><text:tab/><text:tab/>clean:</text:p>
      <text:p text:style-name="P29"><text:tab/><text:tab/><text:tab/>rm main.o</text:p>
      <text:p text:style-name="P30">PROBLEM 8 <text:s/>make all the .c files</text:p>
      <text:p text:style-name="P30"><text:tab/><text:tab/> <text:s/>in makefile type</text:p>
      <text:p text:style-name="P30"><text:tab/><text:tab/> <text:s/>shapes: cube.o rectangle.o cylinder.o circle.o sphere.o</text:p>
      <text:p text:style-name="P30"><text:tab/><text:tab/><text:tab/>g++ <text:s/>cube.o rectangle.o cylinder.o circle.o sphere.o -o output</text:p>
      <text:p text:style-name="P30"/>
      <text:p text:style-name="P30"><text:tab/><text:tab/>cube.o: cube.cpp</text:p>
      <text:p text:style-name="P30"><text:tab/><text:tab/><text:tab/>g++ -c cube.cpp</text:p>
      <text:p text:style-name="P30"/>
      <text:p text:style-name="P30"><text:tab/><text:tab/>rectangle.o: rectangle.cpp</text:p>
      <text:p text:style-name="P30"><text:tab/><text:tab/><text:tab/>g++ -c rectangle.cpp</text:p>
      <text:p text:style-name="P30"/>
      <text:p text:style-name="P30"><text:tab/><text:tab/>cylinder.o: cylinder.cpp</text:p>
      <text:p text:style-name="P30"><text:tab/><text:tab/><text:tab/>g++ -c cylinder.cpp</text:p>
      <text:p text:style-name="P30"/>
      <text:p text:style-name="P30"><text:tab/><text:tab/>circle.o: circle.cpp</text:p>
      <text:p text:style-name="P30"><text:tab/><text:tab/><text:tab/>g++ -c circle.cpp</text:p>
      <text:p text:style-name="P30"/>
      <text:p text:style-name="P30"><text:tab/><text:tab/>sphere.o: sphere.cpp</text:p>
      <text:p text:style-name="P30"><text:tab/><text:tab/><text:tab/>g++ -c sphere.cpp</text:p>
      <text:p text:style-name="P30"/>
      <text:p text:style-name="P30"><text:tab/><text:tab/>clean:</text:p>
      <text:p text:style-name="P30"><text:tab/><text:tab/><text:tab/>rm *o shapes</text:p>
      <text:p text:style-name="P30"><text:tab/><text:tab/></text:p>
      <text:p text:style-name="P26"><text:span text:style-name="T29"><text:tab/><text:tab/><text:tab/><text:tab/><text:tab/></text:span><text:span text:style-name="T18">Rules using variables</text:span></text:p>
      <text:p text:style-name="P31">/* no need in this assignment</text:p>
      <text:p text:style-name="P31">svg is graphic extension </text:p>
      <text:p text:style-name="P31">dat contains data of application in binary </text:p>
      <text:p text:style-name="P31">wdp is windows media photo format*/</text:p>
      <text:p text:style-name="P31"/>
      <text:p text:style-name="P13"><text:span text:style-name="T18">$@ </text:span><text:span text:style-name="T21">to write target in rule</text:span></text:p>
      <text:p text:style-name="P32">$^ to write all the dependencies in the action</text:p>
      <text:p text:style-name="P33">$&lt; <text:s/>the first dependency in the list of dependencies</text:p>
      <text:p text:style-name="P33">$? all out-of-date dependencies</text:p>
      <text:p text:style-name="P13"><text:soft-page-break/><text:span text:style-name="T18">% </text:span><text:span text:style-name="T22">is a wildcard which has same values on target and dependencies but is undefined in actions</text:span></text:p>
      <text:p text:style-name="P34"/>
      <text:p text:style-name="P13"><text:span text:style-name="T22"><text:tab/><text:tab/><text:tab/><text:tab/></text:span><text:span text:style-name="T26">Use of Macros</text:span></text:p>
      <text:p text:style-name="P35">in makefile write</text:p>
      <text:p text:style-name="P14"><text:span text:style-name="T18">SRC=src <text:s/></text:span><text:span text:style-name="T23">defined at the top of makefile</text:span></text:p>
      <text:p text:style-name="P36">must use ${MACRO} or $(MACRO) to include macros </text:p>
      <text:p text:style-name="P36"/>
      <text:p text:style-name="P36"/>
      <text:p text:style-name="P36"/>
      <text:p text:style-name="P15"><text:span text:style-name="T18"><text:tab/><text:tab/><text:tab/><text:tab/></text:span><text:span text:style-name="T27">Debugging</text:span></text:p>
      <text:p text:style-name="P37">g++ -g Cone.cpp -<text:span text:style-name="T32">o </text:span>cone</text:p>
      <text:p text:style-name="P37">PROBLEM 12_1. gdb cone --&gt;r--&gt;give inputs and record the output</text:p>
      <text:p text:style-name="P16"><text:span text:style-name="T18">PROBLEM 12_2. </text:span><text:span text:style-name="T24">break linenumber</text:span></text:p>
      <text:p text:style-name="P17"><text:span text:style-name="T18">PROBLEM 12_3. r <text:s text:c="2"/>(</text:span><text:span text:style-name="T14">what does arrow mean</text:span><text:span text:style-name="T18">)</text:span></text:p>
      <text:p text:style-name="P38">PROBLEM 12_4. c</text:p>
      <text:p text:style-name="P38"/>
      <text:p text:style-name="P39">for gdb first use start --&gt;list(shows you the code)--&gt;step(gives first executable statemen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4T07:17:50.969859198</meta:creation-date>
    <dc:date>2018-08-21T23:10:08.707399955</dc:date>
    <meta:editing-duration>PT1H56M34S</meta:editing-duration>
    <meta:editing-cycles>12</meta:editing-cycles>
    <meta:generator>LibreOffice/6.0.3.2$Linux_X86_64 LibreOffice_project/00m0$Build-2</meta:generator>
    <meta:document-statistic meta:table-count="0" meta:image-count="0" meta:object-count="0" meta:page-count="3" meta:paragraph-count="95" meta:word-count="658" meta:character-count="3950" meta:non-whitespace-character-count="3271"/>
  </office:meta>
</office:document-meta>
</file>